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PermissionCollection.Package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agePermission.get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Permission.PackagePermission( String name , String a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PermissionCollection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PermissionCollection.implies( Permission permiss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ckagePermission.implies( Permission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ckagePermission.getAc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ckagePermission.readObject( java . io . ObjectInputStream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agePermission.new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Permission.writeObject( java . io . ObjectOutputStream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ckagePermission.getMask( String actions )</text:p>
          </table:table-cell>
          <table:table-cell office:value-type="float" office:value="45">
            <text:p text:style-name="Table_20_Contents">45</text:p>
          </table:table-cell>
          <table:table-cell office:value-type="float" office:value="97">
            <text:p text:style-name="Table_20_Contents">97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PackagePermissionCollection.add( Permission permi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ckagePermission.init( int mas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ckagePermission.PackagePermission( String name , int 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agePermi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Permission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